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25-04-0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24-10-30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24-03-21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23-10-30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23-03-29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22-10-2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22-03-2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21-10-2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21-03-1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9764" calcext:value-type="float">
            <text:p>35.44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5011160257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0" meta:object-count="0"/>
    <meta:user-defined meta:name="AppVersion">3.0</meta:user-defined>
  </office:meta>
</office:document-meta>
</file>